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NameRangeQuery.getUpperTerm( String upp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lNameRangeQuery.LocalNameRangeQuery( String lowerName , String upperName , boolean inclu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NameRangeQuery.getLowerTerm( String low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